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2458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24:58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9.387362" calcext:value-type="float">
            <text:p>19.387362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244587" calcext:value-type="float">
            <text:p>0.24458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.652592" calcext:value-type="float">
            <text:p>24.65259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9.387362" calcext:value-type="float">
            <text:p>19.38736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2.674416" calcext:value-type="float">
            <text:p>102.67441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68031" calcext:value-type="float">
            <text:p>0.16803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32144" calcext:value-type="float">
            <text:p>0.132144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5816" calcext:value-type="float">
            <text:p>0.15816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279856" calcext:value-type="float">
            <text:p>0.27985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165741" calcext:value-type="float">
            <text:p>0.165741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57084" calcext:value-type="float">
            <text:p>0.157084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45594" calcext:value-type="float">
            <text:p>0.145594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310475" calcext:value-type="float">
            <text:p>0.310475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168031" calcext:value-type="float">
            <text:p>0.16803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132144" calcext:value-type="float">
            <text:p>0.13214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15816" calcext:value-type="float">
            <text:p>0.15816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279856" calcext:value-type="float">
            <text:p>0.279856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76269" calcext:value-type="float">
            <text:p>0.7626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3.417143" calcext:value-type="float">
            <text:p>3.41714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.744099" calcext:value-type="float">
            <text:p>6.744099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.000173" calcext:value-type="float">
            <text:p>0.000173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.000337" calcext:value-type="float">
            <text:p>0.000337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.000267" calcext:value-type="float">
            <text:p>0.000267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.000293" calcext:value-type="float">
            <text:p>0.000293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.000548" calcext:value-type="float">
            <text:p>0.000548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.001015" calcext:value-type="float">
            <text:p>0.001015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.001172" calcext:value-type="float">
            <text:p>0.001172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.000949" calcext:value-type="float">
            <text:p>0.000949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.000437" calcext:value-type="float">
            <text:p>0.000437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.000121" calcext:value-type="float">
            <text:p>0.000121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.000048" calcext:value-type="float">
            <text:p>0.000048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.000049" calcext:value-type="float">
            <text:p>0.000049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0049" calcext:value-type="float">
            <text:p>0.000049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0239" calcext:value-type="float">
            <text:p>0.000239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1013" calcext:value-type="float">
            <text:p>0.001013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1386" calcext:value-type="float">
            <text:p>0.001386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01698" calcext:value-type="float">
            <text:p>0.001698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1956" calcext:value-type="float">
            <text:p>0.001956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2184" calcext:value-type="float">
            <text:p>0.002184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2513" calcext:value-type="float">
            <text:p>0.002513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4522" calcext:value-type="float">
            <text:p>0.004522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598" calcext:value-type="float">
            <text:p>0.00598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8524" calcext:value-type="float">
            <text:p>0.008524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10466" calcext:value-type="float">
            <text:p>0.010466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13169" calcext:value-type="float">
            <text:p>0.013169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16738" calcext:value-type="float">
            <text:p>0.016738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20637" calcext:value-type="float">
            <text:p>0.020637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24866" calcext:value-type="float">
            <text:p>0.024866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30309" calcext:value-type="float">
            <text:p>0.030309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36981" calcext:value-type="float">
            <text:p>0.036981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45177" calcext:value-type="float">
            <text:p>0.045177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54811" calcext:value-type="float">
            <text:p>0.054811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65686" calcext:value-type="float">
            <text:p>0.065686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78795" calcext:value-type="float">
            <text:p>0.078795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93909" calcext:value-type="float">
            <text:p>0.093909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111186" calcext:value-type="float">
            <text:p>0.111186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131949" calcext:value-type="float">
            <text:p>0.131949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155482" calcext:value-type="float">
            <text:p>0.155482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183599" calcext:value-type="float">
            <text:p>0.183599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215724" calcext:value-type="float">
            <text:p>0.215724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251857" calcext:value-type="float">
            <text:p>0.251857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294846" calcext:value-type="float">
            <text:p>0.294846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343007" calcext:value-type="float">
            <text:p>0.343007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39792" calcext:value-type="float">
            <text:p>0.39792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457396" calcext:value-type="float">
            <text:p>0.457396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521081" calcext:value-type="float">
            <text:p>0.521081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588663" calcext:value-type="float">
            <text:p>0.588663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657787" calcext:value-type="float">
            <text:p>0.657787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727166" calcext:value-type="float">
            <text:p>0.727166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792161" calcext:value-type="float">
            <text:p>0.792161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8525" calcext:value-type="float">
            <text:p>0.8525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903276" calcext:value-type="float">
            <text:p>0.903276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945604" calcext:value-type="float">
            <text:p>0.945604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977165" calcext:value-type="float">
            <text:p>0.977165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994546" calcext:value-type="float">
            <text:p>0.994546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990556" calcext:value-type="float">
            <text:p>0.990556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973101" calcext:value-type="float">
            <text:p>0.973101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94715" calcext:value-type="float">
            <text:p>0.94715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914788" calcext:value-type="float">
            <text:p>0.914788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878734" calcext:value-type="float">
            <text:p>0.878734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838977" calcext:value-type="float">
            <text:p>0.838977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798399" calcext:value-type="float">
            <text:p>0.798399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7571" calcext:value-type="float">
            <text:p>0.7571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716615" calcext:value-type="float">
            <text:p>0.716615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677266" calcext:value-type="float">
            <text:p>0.677266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640268" calcext:value-type="float">
            <text:p>0.640268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605571" calcext:value-type="float">
            <text:p>0.605571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573155" calcext:value-type="float">
            <text:p>0.573155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541379" calcext:value-type="float">
            <text:p>0.541379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509259" calcext:value-type="float">
            <text:p>0.509259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477275" calcext:value-type="float">
            <text:p>0.477275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446121" calcext:value-type="float">
            <text:p>0.446121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415855" calcext:value-type="float">
            <text:p>0.415855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387022" calcext:value-type="float">
            <text:p>0.387022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35925" calcext:value-type="float">
            <text:p>0.35925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333302" calcext:value-type="float">
            <text:p>0.333302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308826" calcext:value-type="float">
            <text:p>0.308826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285909" calcext:value-type="float">
            <text:p>0.285909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264988" calcext:value-type="float">
            <text:p>0.264988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245411" calcext:value-type="float">
            <text:p>0.245411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228246" calcext:value-type="float">
            <text:p>0.228246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213082" calcext:value-type="float">
            <text:p>0.213082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199984" calcext:value-type="float">
            <text:p>0.199984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188414" calcext:value-type="float">
            <text:p>0.188414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177526" calcext:value-type="float">
            <text:p>0.177526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167646" calcext:value-type="float">
            <text:p>0.167646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158398" calcext:value-type="float">
            <text:p>0.158398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149904" calcext:value-type="float">
            <text:p>0.149904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142497" calcext:value-type="float">
            <text:p>0.142497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135932" calcext:value-type="float">
            <text:p>0.135932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130271" calcext:value-type="float">
            <text:p>0.130271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124876" calcext:value-type="float">
            <text:p>0.124876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120005" calcext:value-type="float">
            <text:p>0.120005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116418" calcext:value-type="float">
            <text:p>0.116418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114027" calcext:value-type="float">
            <text:p>0.114027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112526" calcext:value-type="float">
            <text:p>0.112526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110959" calcext:value-type="float">
            <text:p>0.110959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109745" calcext:value-type="float">
            <text:p>0.109745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109899" calcext:value-type="float">
            <text:p>0.109899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111438" calcext:value-type="float">
            <text:p>0.111438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113455" calcext:value-type="float">
            <text:p>0.113455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114902" calcext:value-type="float">
            <text:p>0.114902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116008" calcext:value-type="float">
            <text:p>0.116008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117589" calcext:value-type="float">
            <text:p>0.117589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119726" calcext:value-type="float">
            <text:p>0.119726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122397" calcext:value-type="float">
            <text:p>0.122397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125281" calcext:value-type="float">
            <text:p>0.125281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128102" calcext:value-type="float">
            <text:p>0.128102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130419" calcext:value-type="float">
            <text:p>0.130419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132285" calcext:value-type="float">
            <text:p>0.132285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134437" calcext:value-type="float">
            <text:p>0.134437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137108" calcext:value-type="float">
            <text:p>0.137108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139784" calcext:value-type="float">
            <text:p>0.139784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141805" calcext:value-type="float">
            <text:p>0.141805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143139" calcext:value-type="float">
            <text:p>0.143139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144154" calcext:value-type="float">
            <text:p>0.144154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145051" calcext:value-type="float">
            <text:p>0.145051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145925" calcext:value-type="float">
            <text:p>0.145925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14687" calcext:value-type="float">
            <text:p>0.14687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147732" calcext:value-type="float">
            <text:p>0.147732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148268" calcext:value-type="float">
            <text:p>0.148268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148416" calcext:value-type="float">
            <text:p>0.148416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147407" calcext:value-type="float">
            <text:p>0.147407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145426" calcext:value-type="float">
            <text:p>0.145426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143066" calcext:value-type="float">
            <text:p>0.143066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14153" calcext:value-type="float">
            <text:p>0.14153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140525" calcext:value-type="float">
            <text:p>0.140525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1387" calcext:value-type="float">
            <text:p>0.1387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135773" calcext:value-type="float">
            <text:p>0.135773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132442" calcext:value-type="float">
            <text:p>0.132442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129568" calcext:value-type="float">
            <text:p>0.129568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126965" calcext:value-type="float">
            <text:p>0.126965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124042" calcext:value-type="float">
            <text:p>0.124042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120717" calcext:value-type="float">
            <text:p>0.120717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116994" calcext:value-type="float">
            <text:p>0.116994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113061" calcext:value-type="float">
            <text:p>0.113061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108809" calcext:value-type="float">
            <text:p>0.108809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104379" calcext:value-type="float">
            <text:p>0.104379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099893" calcext:value-type="float">
            <text:p>0.099893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9568" calcext:value-type="float">
            <text:p>0.09568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91773" calcext:value-type="float">
            <text:p>0.091773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87756" calcext:value-type="float">
            <text:p>0.087756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83437" calcext:value-type="float">
            <text:p>0.083437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78852" calcext:value-type="float">
            <text:p>0.078852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74307" calcext:value-type="float">
            <text:p>0.07430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69847" calcext:value-type="float">
            <text:p>0.069847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65531" calcext:value-type="float">
            <text:p>0.065531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61346" calcext:value-type="float">
            <text:p>0.061346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57249" calcext:value-type="float">
            <text:p>0.057249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53154" calcext:value-type="float">
            <text:p>0.053154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49193" calcext:value-type="float">
            <text:p>0.049193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45433" calcext:value-type="float">
            <text:p>0.045433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41934" calcext:value-type="float">
            <text:p>0.041934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38678" calcext:value-type="float">
            <text:p>0.038678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35602" calcext:value-type="float">
            <text:p>0.035602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33061" calcext:value-type="float">
            <text:p>0.033061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3094" calcext:value-type="float">
            <text:p>0.03094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29037" calcext:value-type="float">
            <text:p>0.029037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26853" calcext:value-type="float">
            <text:p>0.026853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24485" calcext:value-type="float">
            <text:p>0.024485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22278" calcext:value-type="float">
            <text:p>0.022278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20323" calcext:value-type="float">
            <text:p>0.020323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18587" calcext:value-type="float">
            <text:p>0.018587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16921" calcext:value-type="float">
            <text:p>0.016921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1568" calcext:value-type="float">
            <text:p>0.01568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14898" calcext:value-type="float">
            <text:p>0.014898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14463" calcext:value-type="float">
            <text:p>0.014463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13899" calcext:value-type="float">
            <text:p>0.013899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13194" calcext:value-type="float">
            <text:p>0.013194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12786" calcext:value-type="float">
            <text:p>0.012786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12788" calcext:value-type="float">
            <text:p>0.012788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013133" calcext:value-type="float">
            <text:p>0.013133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013497" calcext:value-type="float">
            <text:p>0.013497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014141" calcext:value-type="float">
            <text:p>0.014141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015187" calcext:value-type="float">
            <text:p>0.015187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016641" calcext:value-type="float">
            <text:p>0.016641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018255" calcext:value-type="float">
            <text:p>0.018255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019945" calcext:value-type="float">
            <text:p>0.019945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022122" calcext:value-type="float">
            <text:p>0.022122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024773" calcext:value-type="float">
            <text:p>0.024773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027579" calcext:value-type="float">
            <text:p>0.027579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030081" calcext:value-type="float">
            <text:p>0.030081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032076" calcext:value-type="float">
            <text:p>0.032076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033695" calcext:value-type="float">
            <text:p>0.033695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034977" calcext:value-type="float">
            <text:p>0.034977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036111" calcext:value-type="float">
            <text:p>0.036111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037201" calcext:value-type="float">
            <text:p>0.037201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038032" calcext:value-type="float">
            <text:p>0.038032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038615" calcext:value-type="float">
            <text:p>0.038615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038995" calcext:value-type="float">
            <text:p>0.038995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039393" calcext:value-type="float">
            <text:p>0.039393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039658" calcext:value-type="float">
            <text:p>0.039658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039693" calcext:value-type="float">
            <text:p>0.039693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039554" calcext:value-type="float">
            <text:p>0.039554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039469" calcext:value-type="float">
            <text:p>0.039469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039482" calcext:value-type="float">
            <text:p>0.039482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039402" calcext:value-type="float">
            <text:p>0.039402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039152" calcext:value-type="float">
            <text:p>0.039152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038785" calcext:value-type="float">
            <text:p>0.038785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038436" calcext:value-type="float">
            <text:p>0.038436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038293" calcext:value-type="float">
            <text:p>0.038293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03839" calcext:value-type="float">
            <text:p>0.03839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038464" calcext:value-type="float">
            <text:p>0.038464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038149" calcext:value-type="float">
            <text:p>0.038149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037386" calcext:value-type="float">
            <text:p>0.037386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036421" calcext:value-type="float">
            <text:p>0.036421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035459" calcext:value-type="float">
            <text:p>0.035459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034604" calcext:value-type="float">
            <text:p>0.034604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33872" calcext:value-type="float">
            <text:p>0.033872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33357" calcext:value-type="float">
            <text:p>0.033357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32965" calcext:value-type="float">
            <text:p>0.032965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32522" calcext:value-type="float">
            <text:p>0.032522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31881" calcext:value-type="float">
            <text:p>0.031881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31152" calcext:value-type="float">
            <text:p>0.031152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30557" calcext:value-type="float">
            <text:p>0.030557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30168" calcext:value-type="float">
            <text:p>0.030168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29911" calcext:value-type="float">
            <text:p>0.029911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29632" calcext:value-type="float">
            <text:p>0.029632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29106" calcext:value-type="float">
            <text:p>0.029106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28304" calcext:value-type="float">
            <text:p>0.028304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27361" calcext:value-type="float">
            <text:p>0.027361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26477" calcext:value-type="float">
            <text:p>0.026477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25918" calcext:value-type="float">
            <text:p>0.025918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25652" calcext:value-type="float">
            <text:p>0.025652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25418" calcext:value-type="float">
            <text:p>0.025418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24921" calcext:value-type="float">
            <text:p>0.024921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24182" calcext:value-type="float">
            <text:p>0.024182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23447" calcext:value-type="float">
            <text:p>0.023447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22836" calcext:value-type="float">
            <text:p>0.022836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2238" calcext:value-type="float">
            <text:p>0.02238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22003" calcext:value-type="float">
            <text:p>0.022003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21542" calcext:value-type="float">
            <text:p>0.021542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21072" calcext:value-type="float">
            <text:p>0.021072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20834" calcext:value-type="float">
            <text:p>0.020834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20748" calcext:value-type="float">
            <text:p>0.020748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20376" calcext:value-type="float">
            <text:p>0.02037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19624" calcext:value-type="float">
            <text:p>0.019624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18924" calcext:value-type="float">
            <text:p>0.018924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18555" calcext:value-type="float">
            <text:p>0.018555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1817" calcext:value-type="float">
            <text:p>0.01817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17491" calcext:value-type="float">
            <text:p>0.017491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17187" calcext:value-type="float">
            <text:p>0.017187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17529" calcext:value-type="float">
            <text:p>0.017529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17867" calcext:value-type="float">
            <text:p>0.017867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17525" calcext:value-type="float">
            <text:p>0.017525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1689" calcext:value-type="float">
            <text:p>0.01689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16661" calcext:value-type="float">
            <text:p>0.016661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16725" calcext:value-type="float">
            <text:p>0.016725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16655" calcext:value-type="float">
            <text:p>0.016655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16201" calcext:value-type="float">
            <text:p>0.016201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15446" calcext:value-type="float">
            <text:p>0.015446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14906" calcext:value-type="float">
            <text:p>0.014906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15009" calcext:value-type="float">
            <text:p>0.015009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1532" calcext:value-type="float">
            <text:p>0.01532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15037" calcext:value-type="float">
            <text:p>0.015037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14223" calcext:value-type="float">
            <text:p>0.014223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13623" calcext:value-type="float">
            <text:p>0.013623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13392" calcext:value-type="float">
            <text:p>0.013392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13065" calcext:value-type="float">
            <text:p>0.013065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12449" calcext:value-type="float">
            <text:p>0.012449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11764" calcext:value-type="float">
            <text:p>0.011764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11326" calcext:value-type="float">
            <text:p>0.011326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11272" calcext:value-type="float">
            <text:p>0.011272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11465" calcext:value-type="float">
            <text:p>0.011465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11636" calcext:value-type="float">
            <text:p>0.011636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11471" calcext:value-type="float">
            <text:p>0.011471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10877" calcext:value-type="float">
            <text:p>0.010877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10171" calcext:value-type="float">
            <text:p>0.010171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09774" calcext:value-type="float">
            <text:p>0.009774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09658" calcext:value-type="float">
            <text:p>0.009658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9319" calcext:value-type="float">
            <text:p>0.009319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8742" calcext:value-type="float">
            <text:p>0.008742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8536" calcext:value-type="float">
            <text:p>0.008536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875" calcext:value-type="float">
            <text:p>0.00875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8756" calcext:value-type="float">
            <text:p>0.008756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8241" calcext:value-type="float">
            <text:p>0.008241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7572" calcext:value-type="float">
            <text:p>0.007572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7168" calcext:value-type="float">
            <text:p>0.007168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7026" calcext:value-type="float">
            <text:p>0.007026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6926" calcext:value-type="float">
            <text:p>0.006926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6686" calcext:value-type="float">
            <text:p>0.006686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6219" calcext:value-type="float">
            <text:p>0.006219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5629" calcext:value-type="float">
            <text:p>0.005629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5182" calcext:value-type="float">
            <text:p>0.005182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5003" calcext:value-type="float">
            <text:p>0.005003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5224" calcext:value-type="float">
            <text:p>0.005224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5776" calcext:value-type="float">
            <text:p>0.005776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6115" calcext:value-type="float">
            <text:p>0.006115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5899" calcext:value-type="float">
            <text:p>0.005899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5349" calcext:value-type="float">
            <text:p>0.005349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5001" calcext:value-type="float">
            <text:p>0.005001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4901" calcext:value-type="float">
            <text:p>0.004901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4702" calcext:value-type="float">
            <text:p>0.004702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4698" calcext:value-type="float">
            <text:p>0.004698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5123" calcext:value-type="float">
            <text:p>0.005123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5585" calcext:value-type="float">
            <text:p>0.005585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564" calcext:value-type="float">
            <text:p>0.00564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4936" calcext:value-type="float">
            <text:p>0.004936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3995" calcext:value-type="float">
            <text:p>0.003995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3403" calcext:value-type="float">
            <text:p>0.003403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3358" calcext:value-type="float">
            <text:p>0.003358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3486" calcext:value-type="float">
            <text:p>0.003486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3012" calcext:value-type="float">
            <text:p>0.003012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2952" calcext:value-type="float">
            <text:p>0.002952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3096" calcext:value-type="float">
            <text:p>0.003096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3407" calcext:value-type="float">
            <text:p>0.003407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3902" calcext:value-type="float">
            <text:p>0.003902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4118" calcext:value-type="float">
            <text:p>0.004118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3816" calcext:value-type="float">
            <text:p>0.003816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3263" calcext:value-type="float">
            <text:p>0.003263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2924" calcext:value-type="float">
            <text:p>0.002924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2937" calcext:value-type="float">
            <text:p>0.002937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2891" calcext:value-type="float">
            <text:p>0.002891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2275" calcext:value-type="float">
            <text:p>0.002275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1421" calcext:value-type="float">
            <text:p>0.001421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1082" calcext:value-type="float">
            <text:p>0.001082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1335" calcext:value-type="float">
            <text:p>0.001335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1458" calcext:value-type="float">
            <text:p>0.001458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0974" calcext:value-type="float">
            <text:p>0.000974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0366" calcext:value-type="float">
            <text:p>0.000366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0117" calcext:value-type="float">
            <text:p>0.000117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0061" calcext:value-type="float">
            <text:p>0.000061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0176" calcext:value-type="float">
            <text:p>0.000176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0341" calcext:value-type="float">
            <text:p>0.000341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0375" calcext:value-type="float">
            <text:p>0.000375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0247" calcext:value-type="float">
            <text:p>0.000247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0067" calcext:value-type="float">
            <text:p>0.000067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0479" calcext:value-type="float">
            <text:p>0.000479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1749" calcext:value-type="float">
            <text:p>0.001749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3054" calcext:value-type="float">
            <text:p>0.003054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3753" calcext:value-type="float">
            <text:p>0.003753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3781" calcext:value-type="float">
            <text:p>0.003781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3733" calcext:value-type="float">
            <text:p>0.003733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3304" calcext:value-type="float">
            <text:p>0.003304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2361" calcext:value-type="float">
            <text:p>0.002361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1182" calcext:value-type="float">
            <text:p>0.001182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0636" calcext:value-type="float">
            <text:p>0.000636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0919" calcext:value-type="float">
            <text:p>0.000919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0872" calcext:value-type="float">
            <text:p>0.000872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1311" calcext:value-type="float">
            <text:p>0.001311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2072" calcext:value-type="float">
            <text:p>0.002072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2132" calcext:value-type="float">
            <text:p>0.002132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1206" calcext:value-type="float">
            <text:p>0.001206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0217" calcext:value-type="float">
            <text:p>0.000217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0553" calcext:value-type="float">
            <text:p>0.000553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2135" calcext:value-type="float">
            <text:p>0.002135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3359" calcext:value-type="float">
            <text:p>0.003359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3407" calcext:value-type="float">
            <text:p>0.003407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2047" calcext:value-type="float">
            <text:p>0.002047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102" calcext:value-type="float">
            <text:p>0.00102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1088" calcext:value-type="float">
            <text:p>0.001088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1327" calcext:value-type="float">
            <text:p>0.001327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0245" calcext:value-type="float">
            <text:p>0.000245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0773" calcext:value-type="float">
            <text:p>0.000773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166" calcext:value-type="float">
            <text:p>0.00166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2249" calcext:value-type="float">
            <text:p>0.002249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231" calcext:value-type="float">
            <text:p>0.00231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1929" calcext:value-type="float">
            <text:p>0.001929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1738" calcext:value-type="float">
            <text:p>0.001738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2277" calcext:value-type="float">
            <text:p>0.002277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2712" calcext:value-type="float">
            <text:p>0.002712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2603" calcext:value-type="float">
            <text:p>0.002603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1656" calcext:value-type="float">
            <text:p>0.001656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0715" calcext:value-type="float">
            <text:p>0.000715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0181" calcext:value-type="float">
            <text:p>0.000181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28:55.644802598</dc:date>
    <meta:editing-duration>PT19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